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866in"/>
    </style:style>
    <style:style style:name="co2" style:family="table-column">
      <style:table-column-properties fo:break-before="auto" style:column-width="2.47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obs</text:p>
          </table:table-cell>
          <table:table-cell/>
          <table:table-cell office:value-type="string" calcext:value-type="string">
            <text:p>cost for parts</text:p>
          </table:table-cell>
          <table:table-cell office:value-type="string" calcext:value-type="string">
            <text:p>costs for alternative parts</text:p>
          </table:table-cell>
        </table:table-row>
        <table:table-row table:style-name="ro1">
          <table:table-cell office:value-type="string" calcext:value-type="string">
            <text:p>PLA filament</text:p>
          </table:table-cell>
          <table:table-cell office:value-type="string" calcext:value-type="string">
            <text:p>print base where flies will b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2]*[.E2]" office:value-type="float" office:value="10" calcext:value-type="float">
            <text:p>10</text:p>
          </table:table-cell>
          <table:table-cell table:number-columns-repeated="2"/>
          <table:table-cell table:formula="of:=SUM([.F2:.F22])" office:value-type="float" office:value="846.7" calcext:value-type="float">
            <text:p>846.7</text:p>
          </table:table-cell>
          <table:table-cell table:formula="of:=SUM([.F2];[.F5];[.F7];[.F11];[.F12];[.F13];[.F18];[.F19];[.F20];[.F21];[.F25:.F35])"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Wire</text:p>
          </table:table-cell>
          <table:table-cell table:number-columns-repeated="4"/>
          <table:table-cell table:formula="of:=[.C3]*[.E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I camera</text:p>
          </table:table-cell>
          <table:table-cell office:value-type="string" calcext:value-type="string">
            <text:p>record fl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Raspberry-Pi-Camera-Module-3/dp/B0BRY6MVXL</text:p>
          </table:table-cell>
          <table:table-cell office:value-type="float" office:value="0" calcext:value-type="float">
            <text:p>0</text:p>
          </table:table-cell>
          <table:table-cell table:formula="of:=[.C4]*[.E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I camera IR</text:p>
          </table:table-cell>
          <table:table-cell office:value-type="string" calcext:value-type="string">
            <text:p>if infrared recording is wanted, use th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Raspberry-Pi-Camera-Module-NoIR/dp/B0BRY3L9H7</text:p>
          </table:table-cell>
          <table:table-cell office:value-type="float" office:value="33" calcext:value-type="float">
            <text:p>33</text:p>
          </table:table-cell>
          <table:table-cell table:formula="of:=[.C5]*[.E5]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I camera extension cable</text:p>
          </table:table-cell>
          <table:table-cell office:value-type="string" calcext:value-type="string">
            <text:p>better placement for cam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AZDelivery-Replacement-Raspberry-Camera-Display/dp/B01MU2HAOM</text:p>
          </table:table-cell>
          <table:table-cell office:value-type="float" office:value="5" calcext:value-type="float">
            <text:p>5</text:p>
          </table:table-cell>
          <table:table-cell table:formula="of:=[.C6]*[.E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I 4</text:p>
          </table:table-cell>
          <table:table-cell office:value-type="string" calcext:value-type="string">
            <text:p>control visual stim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GeeekPi-Raspberry-Complete-Starter-Supply/dp/B0B7KPPQSX</text:p>
          </table:table-cell>
          <table:table-cell office:value-type="float" office:value="115" calcext:value-type="float">
            <text:p>115</text:p>
          </table:table-cell>
          <table:table-cell table:formula="of:=[.C7]*[.E7]" office:value-type="float" office:value="115" calcext:value-type="float">
            <text:p>115</text:p>
          </table:table-cell>
          <table:table-cell office:value-type="string" calcext:value-type="string">
            <text:p>kit h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 4 power supply</text:p>
          </table:table-cell>
          <table:table-cell office:value-type="string" calcext:value-type="string">
            <text:p>power RPI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8]*[.E8]" office:value-type="float" office:value="0" calcext:value-type="float">
            <text:p>0</text:p>
          </table:table-cell>
          <table:table-cell office:value-type="string" calcext:value-type="string">
            <text:p>in the kit ab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 card</text:p>
          </table:table-cell>
          <table:table-cell office:value-type="string" calcext:value-type="string">
            <text:p>operating system on RPI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9]*[.E9]" office:value-type="float" office:value="0" calcext:value-type="float">
            <text:p>0</text:p>
          </table:table-cell>
          <table:table-cell office:value-type="string" calcext:value-type="string">
            <text:p>in the kit ab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 4 mini hdmi to hdmi</text:p>
          </table:table-cell>
          <table:table-cell office:value-type="string" calcext:value-type="string">
            <text:p>connect RPI to computer scre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0]*[.E10]" office:value-type="float" office:value="0" calcext:value-type="float">
            <text:p>0</text:p>
          </table:table-cell>
          <table:table-cell office:value-type="string" calcext:value-type="string">
            <text:p>in the kit ab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less keyboard and mouse</text:p>
          </table:table-cell>
          <table:table-cell office:value-type="string" calcext:value-type="string">
            <text:p>control raspberry pi for develo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Logitech-Wireless-Keyboard-Windows-Connection/dp/B00CL6353A</text:p>
          </table:table-cell>
          <table:table-cell office:value-type="float" office:value="20" calcext:value-type="float">
            <text:p>20</text:p>
          </table:table-cell>
          <table:table-cell table:formula="of:=[.C11]*[.E11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rix breakout PCB</text:p>
          </table:table-cell>
          <table:table-cell office:value-type="string" calcext:value-type="string">
            <text:p>connect up to 3 streams of matr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electrodragon.com/product/rgb-matrix-panel-drive-board-for-raspberry-pi-v2/</text:p>
          </table:table-cell>
          <table:table-cell office:value-type="float" office:value="3" calcext:value-type="float">
            <text:p>3</text:p>
          </table:table-cell>
          <table:table-cell table:formula="of:=[.C12]*[.E12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rix breakout PCB shipping</text:p>
          </table:table-cell>
          <table:table-cell office:value-type="string" calcext:value-type="string">
            <text:p>breakout come from chi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3]*[.E13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matrix</text:p>
          </table:table-cell>
          <table:table-cell office:value-type="string" calcext:value-type="string">
            <text:p>visually stimulation for fl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digikey.co.uk/en/products/detail/adafruit-industries-llc/4732/13280266</text:p>
          </table:table-cell>
          <table:table-cell office:value-type="float" office:value="57" calcext:value-type="float">
            <text:p>57</text:p>
          </table:table-cell>
          <table:table-cell table:formula="of:=[.C14]*[.E14]"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rix connection cables</text:p>
          </table:table-cell>
          <table:table-cell office:value-type="string" calcext:value-type="string">
            <text:p>connect matrices to RPI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15]*[.E15]" office:value-type="float" office:value="0" calcext:value-type="float">
            <text:p>0</text:p>
          </table:table-cell>
          <table:table-cell office:value-type="string" calcext:value-type="string">
            <text:p>in the bundle ab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x power supply</text:p>
          </table:table-cell>
          <table:table-cell office:value-type="string" calcext:value-type="string">
            <text:p>power each matr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digikey.co.uk/en/products/detail/adafruit-industries-llc/658/5774322?s=N4IgjCBcpmBMAGKoDGUBmBDANgZwKYA0IA9lANogDscALLRALrEAOALlCAMpsBOAlgDsA5iAC%2BY4nAogArADcABGASZFLEgHd8vRbgCuLFtgCeIRmKA</text:p>
          </table:table-cell>
          <table:table-cell office:value-type="float" office:value="30" calcext:value-type="float">
            <text:p>30</text:p>
          </table:table-cell>
          <table:table-cell table:formula="of:=[.C15]*[.E16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nsion cables for matrices</text:p>
          </table:table-cell>
          <table:table-cell office:value-type="string" calcext:value-type="string">
            <text:p>place matrices and arena further away from R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.uk/en/products/detail/samtec-inc/TCSD-08-D-10-00-01-N/6695254</text:p>
          </table:table-cell>
          <table:table-cell office:value-type="float" office:value="6.35" calcext:value-type="float">
            <text:p>6.35</text:p>
          </table:table-cell>
          <table:table-cell table:formula="of:=[.C17]*[.E17]" office:value-type="float" office:value="12.7" calcext:value-type="float">
            <text:p>1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s to be defined</text:p>
          </table:table-cell>
          <table:table-cell office:value-type="string" calcext:value-type="string">
            <text:p>hold things in pl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18]*[.E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ts</text:p>
          </table:table-cell>
          <table:table-cell office:value-type="string" calcext:value-type="string">
            <text:p>hold things in pl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19]*[.E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0mm makerbeamXL </text:p>
          </table:table-cell>
          <table:table-cell office:value-type="string" calcext:value-type="string">
            <text:p>arena construction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20]*[.E20]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erbeam connectors</text:p>
          </table:table-cell>
          <table:table-cell office:value-type="string" calcext:value-type="string">
            <text:p>arena construction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C21]*[.E21]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rylic sheet </text:p>
          </table:table-cell>
          <table:table-cell office:value-type="string" calcext:value-type="string">
            <text:p>alternative material for fly base</text:p>
          </table:table-cell>
          <table:table-cell table:number-columns-repeated="3"/>
          <table:table-cell table:formula="of:=[.C22]*[.E22]" office:value-type="float" office:value="0" calcext:value-type="float">
            <text:p>0</text:p>
          </table:table-cell>
          <table:table-cell office:value-type="string" calcext:value-type="string">
            <text:p>if filming from bottom than use IR transparent acrylic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]*[.E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C24]*[.E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supply 5V 30A</text:p>
          </table:table-cell>
          <table:table-cell office:value-type="string" calcext:value-type="string">
            <text:p>alternative power supply (one for the entire syste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Universal-Regulated-Switching-Supply-Transformer/dp/B07CJM69LM/ref=sr_1_15?crid=1W0EMW872B7RL&amp;dib=eyJ2IjoiMSJ9.MzNxjLUl5wZAsimMW_KGkQoLbRu2XG4vMEjYpKKQvvMG8QbUiMDSyOhT4aZigWWZtgiNmC0xy5MimvMBunXO6Je-Xs3RjLrglLMLb5oQj9ARY6pjEQodMYuAcRl8pNX6nRFf0RUTnFOCr-e-3HTxv_HKmKqp9jH6uibUbcIOkBzy-aSF3Iotj_I96LpfRJSXbgPo3Phn6lcia7aNQMfiJVSpAIf2odaSQigy-g32P9zxxq9irs6DS9V1fazS9zQ69l-0TsXP5sqc9O45XN3QsaPhEHRp4RFY9dHZNe8fhrY.vDn9QhvAFY3uxoQgNXc6XEKHtb4jgeBA2xVsknfI1GY&amp;dib_tag=se&amp;keywords=5v%2B150w%2Bpower%2Bsupply&amp;qid=1746004896&amp;sprefix=5v%2B150w%2Bpower%2Caps%2C99&amp;sr=8-15&amp;th=1</text:p>
          </table:table-cell>
          <table:table-cell office:value-type="float" office:value="20" calcext:value-type="float">
            <text:p>20</text:p>
          </table:table-cell>
          <table:table-cell table:formula="of:=[.C25]*[.E25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socket fused</text:p>
          </table:table-cell>
          <table:table-cell office:value-type="string" calcext:value-type="string">
            <text:p>for alternative 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Sourcingmap-Socket-Panel-Filter-AC250V/dp/B00PDI24W6</text:p>
          </table:table-cell>
          <table:table-cell office:value-type="float" office:value="15" calcext:value-type="float">
            <text:p>15</text:p>
          </table:table-cell>
          <table:table-cell table:formula="of:=[.C26]*[.E26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ttle lead</text:p>
          </table:table-cell>
          <table:table-cell office:value-type="string" calcext:value-type="string">
            <text:p>for alternative 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STORESOLOGY-Compatible-Computer-Monitor-Printer-Black/dp/B0CW52QCZ8</text:p>
          </table:table-cell>
          <table:table-cell office:value-type="float" office:value="6" calcext:value-type="float">
            <text:p>6</text:p>
          </table:table-cell>
          <table:table-cell table:formula="of:=[.C27]*[.E27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rix connection cables</text:p>
          </table:table-cell>
          <table:table-cell office:value-type="string" calcext:value-type="string">
            <text:p>alternative to digikey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sourcing-map-Connector-Ribbon-Female/dp/B07H9149B7</text:p>
          </table:table-cell>
          <table:table-cell office:value-type="float" office:value="12" calcext:value-type="float">
            <text:p>12</text:p>
          </table:table-cell>
          <table:table-cell table:formula="of:=[.C28]*[.E28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matrix waveshare</text:p>
          </table:table-cell>
          <table:table-cell office:value-type="string" calcext:value-type="string">
            <text:p>comes from same chinese distribu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amazon.co.uk/dp/B0DSC2Y4PC</text:p>
          </table:table-cell>
          <table:table-cell office:value-type="float" office:value="42" calcext:value-type="float">
            <text:p>42</text:p>
          </table:table-cell>
          <table:table-cell table:formula="of:=[.C29]*[.E29]"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 camera extension cable</text:p>
          </table:table-cell>
          <table:table-cell office:value-type="string" calcext:value-type="string">
            <text:p>placement of cam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.uk/AZDelivery-Replacement-Raspberry-Camera-Display/dp/B01N5RS4R2</text:p>
          </table:table-cell>
          <table:table-cell office:value-type="float" office:value="5" calcext:value-type="float">
            <text:p>5</text:p>
          </table:table-cell>
          <table:table-cell table:formula="of:=[.C30]*[.E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C31]*[.E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C32]*[.E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C33]*[.E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C34]*[.E3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C35]*[.E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C36]*[.E36]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 style:data-style-name="N2" text:time-value="10:04:23.1998002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2:19:04.054543011</meta:creation-date>
    <dc:date>2025-04-30T11:05:20.629426779</dc:date>
    <meta:editing-duration>PT9H44M13S</meta:editing-duration>
    <meta:editing-cycles>11</meta:editing-cycles>
    <meta:generator>LibreOffice/24.2.7.2$Linux_X86_64 LibreOffice_project/420$Build-2</meta:generator>
    <dc:creator>Andre Maia Chagas</dc:creator>
    <meta:document-statistic meta:table-count="1" meta:cell-count="166" meta:object-count="0"/>
  </office:meta>
</office:document-meta>
</file>